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eni</text:p>
          </table:table-cell>
          <table:table-cell office:value-type="string" calcext:value-type="string">
            <text:p>koncentrace</text:p>
          </table:table-cell>
          <table:table-cell office:value-type="string" calcext:value-type="string">
            <text:p>m1 mg</text:p>
          </table:table-cell>
          <table:table-cell office:value-type="string" calcext:value-type="string">
            <text:p>m2 mg</text:p>
          </table:table-cell>
          <table:table-cell office:value-type="string" calcext:value-type="string">
            <text:p>P0 mN</text:p>
          </table:table-cell>
          <table:table-cell office:value-type="string" calcext:value-type="string">
            <text:p>Sigma N/m</text:p>
          </table:table-cell>
          <table:table-cell office:value-type="string" calcext:value-type="string">
            <text:p>d sigm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korekce</text:p>
          </table:table-cell>
          <table:table-cell office:value-type="string" calcext:value-type="string">
            <text:p>novy sigma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448" calcext:value-type="float">
            <text:p>448</text:p>
          </table:table-cell>
          <table:table-cell table:formula="of:=([.E3]-[.D3])*[.$C$17]/1000" office:value-type="float" office:value="3.169922" calcext:value-type="float">
            <text:p>3.169922</text:p>
          </table:table-cell>
          <table:table-cell table:formula="of:=[.F3]/10/2/[.$C$18]" office:value-type="float" office:value="0.0816990206185567" calcext:value-type="float">
            <text:p>0.0816990206</text:p>
          </table:table-cell>
          <table:table-cell table:formula="of:=[.G3]* SQRT(    ([.$F$14]/[.F3])^2    +    ([.$D$18]/[.$C$18])^2  + (0.01)^2 )" office:value-type="float" office:value="0.00258856251621652" calcext:value-type="float">
            <text:p>0.0025885625</text:p>
          </table:table-cell>
          <table:table-cell office:value-type="float" office:value="998" calcext:value-type="float">
            <text:p>998</text:p>
          </table:table-cell>
          <table:table-cell table:formula="of:=[.$C$20]/1000*  (    SQRT(  [.F3]/1000*[.I3]*[.$C$17]/[.$C$18]*100)   - [.F3]/1000/[.$C$18]*100/[.$C$18]*100)" office:value-type="float" office:value="0.00789554631758798" calcext:value-type="float">
            <text:p>0.0078955463</text:p>
          </table:table-cell>
          <table:table-cell table:formula="of:=[.G3]-[.J3]" office:value-type="float" office:value="0.0738034743009687" calcext:value-type="float">
            <text:p>0.073803474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00/2^[.B4]" office:value-type="float" office:value="0.390625" calcext:value-type="float">
            <text:p>0.390625</text:p>
          </table:table-cell>
          <table:table-cell office:value-type="float" office:value="118" calcext:value-type="float">
            <text:p>118</text:p>
          </table:table-cell>
          <table:table-cell office:value-type="float" office:value="430" calcext:value-type="float">
            <text:p>430</text:p>
          </table:table-cell>
          <table:table-cell table:formula="of:=([.E4]-[.D4])*[.$C$17]/1000" office:value-type="float" office:value="3.061968" calcext:value-type="float">
            <text:p>3.061968</text:p>
          </table:table-cell>
          <table:table-cell table:formula="of:=[.F4]/10/2/[.$C$18]" office:value-type="float" office:value="0.0789167010309278" calcext:value-type="float">
            <text:p>0.078916701</text:p>
          </table:table-cell>
          <table:table-cell table:formula="of:=[.G4]* SQRT(    ([.$F$14]/[.F4])^2    +    ([.$D$18]/[.$C$18])^2  + (0.01)^2 )" office:value-type="float" office:value="0.00252172980123187" calcext:value-type="float">
            <text:p>0.0025217298</text:p>
          </table:table-cell>
          <table:table-cell office:value-type="float" office:value="997" calcext:value-type="float">
            <text:p>997</text:p>
          </table:table-cell>
          <table:table-cell table:formula="of:=[.$C$20]/1000*  (    SQRT(  [.F4]/1000*[.I4]*[.$C$17]/[.$C$18]*100)   - [.F4]/1000/[.$C$18]*100/[.$C$18]*100)" office:value-type="float" office:value="0.00779055573171057" calcext:value-type="float">
            <text:p>0.0077905557</text:p>
          </table:table-cell>
          <table:table-cell table:formula="of:=[.G4]-[.J4]" office:value-type="float" office:value="0.0711261452992173" calcext:value-type="float">
            <text:p>0.071126145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100/2^[.B5]" office:value-type="float" office:value="0.78125" calcext:value-type="float">
            <text:p>0.78125</text:p>
          </table:table-cell>
          <table:table-cell office:value-type="float" office:value="117" calcext:value-type="float">
            <text:p>117</text:p>
          </table:table-cell>
          <table:table-cell office:value-type="float" office:value="419" calcext:value-type="float">
            <text:p>419</text:p>
          </table:table-cell>
          <table:table-cell table:formula="of:=([.E5]-[.D5])*[.$C$17]/1000" office:value-type="float" office:value="2.963828" calcext:value-type="float">
            <text:p>2.963828</text:p>
          </table:table-cell>
          <table:table-cell table:formula="of:=[.F5]/10/2/[.$C$18]" office:value-type="float" office:value="0.0763873195876289" calcext:value-type="float">
            <text:p>0.0763873196</text:p>
          </table:table-cell>
          <table:table-cell table:formula="of:=[.G5]* SQRT(    ([.$F$14]/[.F5])^2    +    ([.$D$18]/[.$C$18])^2  + (0.01)^2 )" office:value-type="float" office:value="0.00246148392940628" calcext:value-type="float">
            <text:p>0.0024614839</text:p>
          </table:table-cell>
          <table:table-cell office:value-type="float" office:value="996" calcext:value-type="float">
            <text:p>996</text:p>
          </table:table-cell>
          <table:table-cell table:formula="of:=[.$C$20]/1000*  (    SQRT(  [.F5]/1000*[.I5]*[.$C$17]/[.$C$18]*100)   - [.F5]/1000/[.$C$18]*100/[.$C$18]*100)" office:value-type="float" office:value="0.00769217136235748" calcext:value-type="float">
            <text:p>0.0076921714</text:p>
          </table:table-cell>
          <table:table-cell table:formula="of:=[.G5]-[.J5]" office:value-type="float" office:value="0.0686951482252714" calcext:value-type="float">
            <text:p>0.068695148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00/2^[.B6]" office:value-type="float" office:value="1.5625" calcext:value-type="float">
            <text:p>1.5625</text:p>
          </table:table-cell>
          <table:table-cell office:value-type="float" office:value="113" calcext:value-type="float">
            <text:p>113</text:p>
          </table:table-cell>
          <table:table-cell office:value-type="float" office:value="404" calcext:value-type="float">
            <text:p>404</text:p>
          </table:table-cell>
          <table:table-cell table:formula="of:=([.E6]-[.D6])*[.$C$17]/1000" office:value-type="float" office:value="2.855874" calcext:value-type="float">
            <text:p>2.855874</text:p>
          </table:table-cell>
          <table:table-cell table:formula="of:=[.F6]/10/2/[.$C$18]" office:value-type="float" office:value="0.073605" calcext:value-type="float">
            <text:p>0.073605</text:p>
          </table:table-cell>
          <table:table-cell table:formula="of:=[.G6]* SQRT(    ([.$F$14]/[.F6])^2    +    ([.$D$18]/[.$C$18])^2  + (0.01)^2 )" office:value-type="float" office:value="0.00239582097038478" calcext:value-type="float">
            <text:p>0.002395821</text:p>
          </table:table-cell>
          <table:table-cell office:value-type="float" office:value="995" calcext:value-type="float">
            <text:p>995</text:p>
          </table:table-cell>
          <table:table-cell table:formula="of:=[.$C$20]/1000*  (    SQRT(  [.F6]/1000*[.I6]*[.$C$17]/[.$C$18]*100)   - [.F6]/1000/[.$C$18]*100/[.$C$18]*100)" office:value-type="float" office:value="0.00758154287648634" calcext:value-type="float">
            <text:p>0.0075815429</text:p>
          </table:table-cell>
          <table:table-cell table:formula="of:=[.G6]-[.J6]" office:value-type="float" office:value="0.0660234571235137" calcext:value-type="float">
            <text:p>0.066023457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00/2^[.B7]" office:value-type="float" office:value="3.125" calcext:value-type="float">
            <text:p>3.125</text:p>
          </table:table-cell>
          <table:table-cell office:value-type="float" office:value="116" calcext:value-type="float">
            <text:p>116</text:p>
          </table:table-cell>
          <table:table-cell office:value-type="float" office:value="401" calcext:value-type="float">
            <text:p>401</text:p>
          </table:table-cell>
          <table:table-cell table:formula="of:=([.E7]-[.D7])*[.$C$17]/1000" office:value-type="float" office:value="2.79699" calcext:value-type="float">
            <text:p>2.79699</text:p>
          </table:table-cell>
          <table:table-cell table:formula="of:=[.F7]/10/2/[.$C$18]" office:value-type="float" office:value="0.0720873711340206" calcext:value-type="float">
            <text:p>0.0720873711</text:p>
          </table:table-cell>
          <table:table-cell table:formula="of:=[.G7]* SQRT(    ([.$F$14]/[.F7])^2    +    ([.$D$18]/[.$C$18])^2  + (0.01)^2 )" office:value-type="float" office:value="0.00236029139113095" calcext:value-type="float">
            <text:p>0.0023602914</text:p>
          </table:table-cell>
          <table:table-cell office:value-type="float" office:value="989" calcext:value-type="float">
            <text:p>989</text:p>
          </table:table-cell>
          <table:table-cell table:formula="of:=[.$C$20]/1000*  (    SQRT(  [.F7]/1000*[.I7]*[.$C$17]/[.$C$18]*100)   - [.F7]/1000/[.$C$18]*100/[.$C$18]*100)" office:value-type="float" office:value="0.0074941055191796" calcext:value-type="float">
            <text:p>0.0074941055</text:p>
          </table:table-cell>
          <table:table-cell table:formula="of:=[.G7]-[.J7]" office:value-type="float" office:value="0.064593265614841" calcext:value-type="float">
            <text:p>0.06459326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00/2^[.B8]" office:value-type="float" office:value="6.25" calcext:value-type="float">
            <text:p>6.25</text:p>
          </table:table-cell>
          <table:table-cell office:value-type="float" office:value="111" calcext:value-type="float">
            <text:p>111</text:p>
          </table:table-cell>
          <table:table-cell office:value-type="float" office:value="370" calcext:value-type="float">
            <text:p>370</text:p>
          </table:table-cell>
          <table:table-cell table:formula="of:=([.E8]-[.D8])*[.$C$17]/1000" office:value-type="float" office:value="2.541826" calcext:value-type="float">
            <text:p>2.541826</text:p>
          </table:table-cell>
          <table:table-cell table:formula="of:=[.F8]/10/2/[.$C$18]" office:value-type="float" office:value="0.0655109793814433" calcext:value-type="float">
            <text:p>0.0655109794</text:p>
          </table:table-cell>
          <table:table-cell table:formula="of:=[.G8]* SQRT(    ([.$F$14]/[.F8])^2    +    ([.$D$18]/[.$C$18])^2  + (0.01)^2 )" office:value-type="float" office:value="0.00220893599343062" calcext:value-type="float">
            <text:p>0.002208936</text:p>
          </table:table-cell>
          <table:table-cell office:value-type="float" office:value="987" calcext:value-type="float">
            <text:p>987</text:p>
          </table:table-cell>
          <table:table-cell table:formula="of:=[.$C$20]/1000*  (    SQRT(  [.F8]/1000*[.I8]*[.$C$17]/[.$C$18]*100)   - [.F8]/1000/[.$C$18]*100/[.$C$18]*100)" office:value-type="float" office:value="0.00721779755511234" calcext:value-type="float">
            <text:p>0.0072177976</text:p>
          </table:table-cell>
          <table:table-cell table:formula="of:=[.G8]-[.J8]" office:value-type="float" office:value="0.0582931818263309" calcext:value-type="float">
            <text:p>0.058293181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00/2^[.B9]" office:value-type="float" office:value="12.5" calcext:value-type="float">
            <text:p>12.5</text:p>
          </table:table-cell>
          <table:table-cell office:value-type="float" office:value="109" calcext:value-type="float">
            <text:p>109</text:p>
          </table:table-cell>
          <table:table-cell office:value-type="float" office:value="327" calcext:value-type="float">
            <text:p>327</text:p>
          </table:table-cell>
          <table:table-cell table:formula="of:=([.E9]-[.D9])*[.$C$17]/1000" office:value-type="float" office:value="2.139452" calcext:value-type="float">
            <text:p>2.139452</text:p>
          </table:table-cell>
          <table:table-cell table:formula="of:=[.F9]/10/2/[.$C$18]" office:value-type="float" office:value="0.0551405154639175" calcext:value-type="float">
            <text:p>0.0551405155</text:p>
          </table:table-cell>
          <table:table-cell table:formula="of:=[.G9]* SQRT(    ([.$F$14]/[.F9])^2    +    ([.$D$18]/[.$C$18])^2  + (0.01)^2 )" office:value-type="float" office:value="0.00198069430520949" calcext:value-type="float">
            <text:p>0.0019806943</text:p>
          </table:table-cell>
          <table:table-cell office:value-type="float" office:value="978" calcext:value-type="float">
            <text:p>978</text:p>
          </table:table-cell>
          <table:table-cell table:formula="of:=[.$C$20]/1000*  (    SQRT(  [.F9]/1000*[.I9]*[.$C$17]/[.$C$18]*100)   - [.F9]/1000/[.$C$18]*100/[.$C$18]*100)" office:value-type="float" office:value="0.00671245383663583" calcext:value-type="float">
            <text:p>0.0067124538</text:p>
          </table:table-cell>
          <table:table-cell table:formula="of:=[.G9]-[.J9]" office:value-type="float" office:value="0.0484280616272817" calcext:value-type="float">
            <text:p>0.04842806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00/2^[.B10]"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office:value-type="float" office:value="277" calcext:value-type="float">
            <text:p>277</text:p>
          </table:table-cell>
          <table:table-cell table:formula="of:=([.E10]-[.D10])*[.$C$17]/1000" office:value-type="float" office:value="1.678194" calcext:value-type="float">
            <text:p>1.678194</text:p>
          </table:table-cell>
          <table:table-cell table:formula="of:=[.F10]/10/2/[.$C$18]" office:value-type="float" office:value="0.0432524226804124" calcext:value-type="float">
            <text:p>0.0432524227</text:p>
          </table:table-cell>
          <table:table-cell table:formula="of:=[.G10]* SQRT(    ([.$F$14]/[.F10])^2    +    ([.$D$18]/[.$C$18])^2  + (0.01)^2 )" office:value-type="float" office:value="0.00174045811213304" calcext:value-type="float">
            <text:p>0.0017404581</text:p>
          </table:table-cell>
          <table:table-cell office:value-type="float" office:value="962" calcext:value-type="float">
            <text:p>962</text:p>
          </table:table-cell>
          <table:table-cell table:formula="of:=[.$C$20]/1000*  (    SQRT(  [.F10]/1000*[.I10]*[.$C$17]/[.$C$18]*100)   - [.F10]/1000/[.$C$18]*100/[.$C$18]*100)" office:value-type="float" office:value="0.00602972953188518" calcext:value-type="float">
            <text:p>0.0060297295</text:p>
          </table:table-cell>
          <table:table-cell table:formula="of:=[.G10]-[.J10]" office:value-type="float" office:value="0.0372226931485272" calcext:value-type="float">
            <text:p>0.03722269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00/2^[.B11]"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238" calcext:value-type="float">
            <text:p>238</text:p>
          </table:table-cell>
          <table:table-cell table:formula="of:=([.E11]-[.D11])*[.$C$17]/1000" office:value-type="float" office:value="1.305262" calcext:value-type="float">
            <text:p>1.305262</text:p>
          </table:table-cell>
          <table:table-cell table:formula="of:=[.F11]/10/2/[.$C$18]" office:value-type="float" office:value="0.0336407731958763" calcext:value-type="float">
            <text:p>0.0336407732</text:p>
          </table:table-cell>
          <table:table-cell table:formula="of:=[.G11]* SQRT(    ([.$F$14]/[.F11])^2    +    ([.$D$18]/[.$C$18])^2  + (0.01)^2 )" office:value-type="float" office:value="0.00156982617363597" calcext:value-type="float">
            <text:p>0.0015698262</text:p>
          </table:table-cell>
          <table:table-cell office:value-type="float" office:value="915" calcext:value-type="float">
            <text:p>915</text:p>
          </table:table-cell>
          <table:table-cell table:formula="of:=[.$C$20]/1000*  (    SQRT(  [.F11]/1000*[.I11]*[.$C$17]/[.$C$18]*100)   - [.F11]/1000/[.$C$18]*100/[.$C$18]*100)" office:value-type="float" office:value="0.00527796520188523" calcext:value-type="float">
            <text:p>0.0052779652</text:p>
          </table:table-cell>
          <table:table-cell table:formula="of:=[.G11]-[.J11]" office:value-type="float" office:value="0.0283628079939911" calcext:value-type="float">
            <text:p>0.0283628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225" calcext:value-type="float">
            <text:p>225</text:p>
          </table:table-cell>
          <table:table-cell table:formula="of:=([.E12]-[.D12])*[.$C$17]/1000" office:value-type="float" office:value="1.167866" calcext:value-type="float">
            <text:p>1.167866</text:p>
          </table:table-cell>
          <table:table-cell table:formula="of:=[.F12]/10/2/[.$C$18]" office:value-type="float" office:value="0.0300996391752577" calcext:value-type="float">
            <text:p>0.0300996392</text:p>
          </table:table-cell>
          <table:table-cell table:formula="of:=[.G12]* SQRT(    ([.$F$14]/[.F12])^2    +    ([.$D$18]/[.$C$18])^2  + (0.01)^2 )" office:value-type="float" office:value="0.00151388608291035" calcext:value-type="float">
            <text:p>0.0015138861</text:p>
          </table:table-cell>
          <table:table-cell office:value-type="float" office:value="789" calcext:value-type="float">
            <text:p>789</text:p>
          </table:table-cell>
          <table:table-cell table:formula="of:=[.$C$20]/1000*  (    SQRT(  [.F12]/1000*[.I12]*[.$C$17]/[.$C$18]*100)   - [.F12]/1000/[.$C$18]*100/[.$C$18]*100)" office:value-type="float" office:value="0.00462179238696247" calcext:value-type="float">
            <text:p>0.0046217924</text:p>
          </table:table-cell>
          <table:table-cell table:formula="of:=[.G12]-[.J12]" office:value-type="float" office:value="0.0254778467882953" calcext:value-type="float">
            <text:p>0.02547784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P0 mN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5*[.C17]/1000" office:value-type="float" office:value="0.04907" calcext:value-type="float">
            <text:p>0.04907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9.814" calcext:value-type="float">
            <text:p>9.8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1.94" calcext:value-type="float">
            <text:p>1.9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0.5/2" office:value-type="float" office:value="0.25" calcext:value-type="float">
            <text:p>0.25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</text:p>
          </table:table-cell>
          <table:table-cell office:value-type="float" office:value="997" calcext:value-type="float">
            <text:p>99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 style:data-style-name="N2" text:time-value="22:56:40.564757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04-18T23:54:46.473444333</dc:date>
    <dc:creator>Vladislav Wohlrath</dc:creator>
    <meta:editing-duration>PT1H35M9S</meta:editing-duration>
    <meta:editing-cycles>10</meta:editing-cycles>
    <meta:document-statistic meta:table-count="1" meta:cell-count="123" meta:object-count="0"/>
  </office:meta>
</office:document-meta>
</file>